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cope.setCorrelationSets( Set &lt; HCorrelationSet &gt; correlation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getScope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setPartnerLinks( Set &lt; HPartnerLink &gt; ep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H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Scope.getPartner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setScopeModelId( int scope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setInstance( HProcessInstanc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setVariables( Set &lt; HXmlData &gt;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setParentScope( HScope paren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getCorrelation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cope.getParen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